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319"/>
    </style:style>
    <style:style style:name="P2" style:family="paragraph" style:parent-style-name="Standard">
      <style:text-properties officeooo:rsid="0004a319" officeooo:paragraph-rsid="0004a319"/>
    </style:style>
    <style:style style:name="P3" style:family="paragraph" style:parent-style-name="Standard">
      <style:text-properties officeooo:paragraph-rsid="0004a319"/>
    </style:style>
    <style:style style:name="P4" style:family="paragraph" style:parent-style-name="Standard">
      <style:text-properties officeooo:rsid="00071f16" officeooo:paragraph-rsid="00071f16"/>
    </style:style>
    <style:style style:name="P5" style:family="paragraph" style:parent-style-name="Standard">
      <style:text-properties officeooo:rsid="000a0412" officeooo:paragraph-rsid="000a0412"/>
    </style:style>
    <style:style style:name="P6" style:family="paragraph" style:parent-style-name="Standard" style:master-page-name="">
      <style:paragraph-properties fo:margin-left="0.3752in" fo:margin-right="0in" fo:text-indent="-0.3752in" style:auto-text-indent="false" style:page-number="auto"/>
      <style:text-properties officeooo:paragraph-rsid="0004a319"/>
    </style:style>
    <style:style style:name="P7" style:family="paragraph" style:parent-style-name="Standard">
      <style:paragraph-properties fo:margin-left="0.3752in" fo:margin-right="0in" fo:text-indent="-0.3752in" style:auto-text-indent="false"/>
      <style:text-properties officeooo:paragraph-rsid="0004a319"/>
    </style:style>
    <style:style style:name="P8" style:family="paragraph" style:parent-style-name="Standard">
      <style:paragraph-properties fo:margin-left="0.3752in" fo:margin-right="0in" fo:text-indent="-0.3752in" style:auto-text-indent="false"/>
      <style:text-properties officeooo:paragraph-rsid="00071f16"/>
    </style:style>
    <style:style style:name="P9" style:family="paragraph" style:parent-style-name="Standard">
      <style:paragraph-properties fo:margin-left="0.3752in" fo:margin-right="0in" fo:text-indent="-0.3752in" style:auto-text-indent="false"/>
      <style:text-properties officeooo:paragraph-rsid="000826b4"/>
    </style:style>
    <style:style style:name="P10" style:family="paragraph" style:parent-style-name="Standard">
      <style:paragraph-properties fo:margin-left="0.3752in" fo:margin-right="0in" fo:text-indent="-0.3752in" style:auto-text-indent="false"/>
      <style:text-properties officeooo:paragraph-rsid="00083994"/>
    </style:style>
    <style:style style:name="T1" style:family="text">
      <style:text-properties officeooo:rsid="0004a319"/>
    </style:style>
    <style:style style:name="T2" style:family="text">
      <style:text-properties officeooo:rsid="00071f16"/>
    </style:style>
    <style:style style:name="T3" style:family="text">
      <style:text-properties officeooo:rsid="000826b4"/>
    </style:style>
    <style:style style:name="T4" style:family="text">
      <style:text-properties officeooo:rsid="00083994"/>
    </style:style>
    <style:style style:name="T5" style:family="text">
      <style:text-properties officeooo:rsid="000ba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ng mavros and ardupilot in order to have rostopics published in a Laptop or PC</text:p>
      <text:p text:style-name="P1"/>
      <text:p text:style-name="P1"/>
      <text:p text:style-name="P2">1. switch on the erle brain;</text:p>
      <text:p text:style-name="P2">2. ssh <text:a xlink:type="simple" xlink:href="mailto:erle@10.0.0.1">erle@10.0.0.1</text:a> with password holaerle</text:p>
      <text:p text:style-name="P2">3. ./ArduCopter.elf -A udp:*:6000:wait</text:p>
      <text:p text:style-name="P3"><text:span text:style-name="T1">4. check </text:span>that this launches a socket in all interfaces listening in port 6000: <text:s text:c="2"/><text:span text:style-name="T1">netstat -nap|grep Ardu</text:span></text:p>
      <text:p text:style-name="P2">5. on your pc do:</text:p>
      <text:p text:style-name="P2"><text:s text:c="4"/>- <text:s/>export ROS_MASTER_URI=<text:a xlink:type="simple" xlink:href="http://10.0.0.1:11311/">http://10.0.0.1:11311</text:a> or add it to the bashrc</text:p>
      <text:p text:style-name="P2"><text:s text:c="4"/>- <text:s/>export ROS_IP=10.0.0.3 or add it to the bashrc</text:p>
      <text:p text:style-name="P6"><text:span text:style-name="T1"><text:s text:c="4"/>- <text:s/></text:span><text:span text:style-name="Source_20_Text">rosrun mavros mavros_node _fcu_url:="udp://:6000@" <text:s text:c="3"/>_gcs_url:="udp://:6001@192.168.1.10:6002" _gcs_url:="udp://:</text:span><text:a xlink:type="simple" xlink:href="mailto:6010@192.168.1.2"><text:span text:style-name="Source_20_Text">6010@192.168.1.2</text:span></text:a><text:span text:style-name="Source_20_Text">:6010"</text:span></text:p>
      <text:p text:style-name="P7"><text:span text:style-name="Source_20_Text"><text:span text:style-name="T1">6. finally rostopic list and rostopic echo …</text:span></text:span></text:p>
      <text:p text:style-name="P7"/>
      <text:p text:style-name="P7"/>
      <text:p text:style-name="P7"/>
      <text:p text:style-name="P8"><text:span text:style-name="Source_20_Text"><text:span text:style-name="T2">IMU visualization</text:span></text:span></text:p>
      <text:p text:style-name="P8"/>
      <text:p text:style-name="P8"><text:span text:style-name="Source_20_Text"><text:span text:style-name="T2">check on the website:</text:span></text:span></text:p>
      <text:p text:style-name="P8"/>
      <text:p text:style-name="P8"><text:a xlink:type="simple" xlink:href="https://www.hackster.io/erle-robotics/erle-brain-2-visualizing-imu-with-ros-99fb97"><text:span text:style-name="Source_20_Text"><text:span text:style-name="T2">https://www.hackster.io/erle-robotics/erle-brain-2-visualizing-imu-with-ros-99fb97</text:span></text:span></text:a></text:p>
      <text:p text:style-name="P8"/>
      <text:p text:style-name="P9"><text:span text:style-name="Source_20_Text"><text:span text:style-name="T3">In Erle brain:</text:span></text:span></text:p>
      <text:p text:style-name="P9"><text:span text:style-name="Source_20_Text"><text:span text:style-name="T3">1. sudo -s for the spi privileges</text:span></text:span></text:p>
      <text:p text:style-name="P9"><text:span text:style-name="Source_20_Text"><text:span text:style-name="T3">2. source devel/setup.bash</text:span></text:span></text:p>
      <text:p text:style-name="P9"><text:span text:style-name="Source_20_Text"><text:span text:style-name="T3">3. rosrun ros_erle_imu imu_talker</text:span></text:span></text:p>
      <text:p text:style-name="P9"/>
      <text:p text:style-name="P10"><text:span text:style-name="Source_20_Text"><text:span text:style-name="T4">In the laptop:</text:span></text:span></text:p>
      <text:p text:style-name="P10"><text:span text:style-name="Source_20_Text"><text:span text:style-name="T4">rosrun ros_elre_imu imu_listner</text:span></text:span></text:p>
      <text:p text:style-name="P10"><text:span text:style-name="Source_20_Text"><text:span text:style-name="T4">rosrun ros_elre_imu visualization.py / python visualization.py</text:span></text:span></text:p>
      <text:p text:style-name="P2"/>
      <text:p text:style-name="P4">if u get a rosrun error it is due to missing locales being set no →</text:p>
      <text:p text:style-name="P4">check this website for the solution:</text:p>
      <text:p text:style-name="P4"><text:a xlink:type="simple" xlink:href="http://daker.me/2014/10/how-to-fix-perl-warning-setting-locale-failed-in-raspbian.html">http://daker.me/2014/10/how-to-fix-perl-warning-setting-locale-failed-in-raspbian.html</text:a></text:p>
      <text:p text:style-name="P4"/>
      <text:p text:style-name="P4"/>
      <text:p text:style-name="P4"/>
      <text:p text:style-name="P4"/>
      <text:p text:style-name="P4"/>
      <text:p text:style-name="P5">[1499, 1508, 1086, 1506, 1104, 1506, 1104, 110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1:24:57.875419426</meta:creation-date>
    <dc:date>2016-09-07T12:09:28.958036062</dc:date>
    <meta:editing-duration>P2DT29M1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53" meta:character-count="1199" meta:non-whitespace-character-count="1050"/>
  </office:meta>
</office:document-meta>
</file>